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202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2022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202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2018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2017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2016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2016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201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200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2008-10-17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200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200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2002-10-02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2001-10-02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2000-10-03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1999-10-05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199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1996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199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199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199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199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199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199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199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199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199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1990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198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198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198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198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198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198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198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1986-04-17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1985-10-30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5</text:p>
          </table:table-cell>
          <table:table-cell office:value-type="string" calcext:value-type="string">
            <text:p>1985-05-02 0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